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DAAAAA+LiberationSerif1" svg:font-family="DAAAAA+LiberationSerif" style:font-family-generic="roman"/>
    <style:font-face style:name="DAAAAA+LiberationSerif" svg:font-family="DAAAAA+Liberation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41in" fo:margin-left="0in" table:align="left"/>
    </style:style>
    <style:style style:name="Table1.A" style:family="table-column">
      <style:table-column-properties style:column-width="0.8778in"/>
    </style:style>
    <style:style style:name="Table1.B" style:family="table-column">
      <style:table-column-properties style:column-width="0.834in"/>
    </style:style>
    <style:style style:name="Table1.C" style:family="table-column">
      <style:table-column-properties style:column-width="0.6264in"/>
    </style:style>
    <style:style style:name="Table1.D" style:family="table-column">
      <style:table-column-properties style:column-width="0.5403in"/>
    </style:style>
    <style:style style:name="Table1.E" style:family="table-column">
      <style:table-column-properties style:column-width="0.559in"/>
    </style:style>
    <style:style style:name="Table1.F" style:family="table-column">
      <style:table-column-properties style:column-width="0.625in"/>
    </style:style>
    <style:style style:name="Table1.H" style:family="table-column">
      <style:table-column-properties style:column-width="0.691in"/>
    </style:style>
    <style:style style:name="Table1.I" style:family="table-column">
      <style:table-column-properties style:column-width="0.8056in"/>
    </style:style>
    <style:style style:name="Table1.J" style:family="table-column">
      <style:table-column-properties style:column-width="0.75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2" style:family="table-row">
      <style:table-row-properties style:min-row-height="0.2875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1bd192"/>
    </style:style>
    <style:style style:name="P2" style:family="paragraph" style:parent-style-name="Standard">
      <style:text-properties style:text-underline-style="none" officeooo:rsid="001bd192" officeooo:paragraph-rsid="002344e5"/>
    </style:style>
    <style:style style:name="P3" style:family="paragraph" style:parent-style-name="Standard">
      <style:text-properties officeooo:paragraph-rsid="001bd192"/>
    </style:style>
    <style:style style:name="P4" style:family="paragraph" style:parent-style-name="Standard">
      <style:text-properties officeooo:paragraph-rsid="00207aa3"/>
    </style:style>
    <style:style style:name="P5" style:family="paragraph" style:parent-style-name="Standard">
      <style:text-properties style:font-name="DAAAAA+LiberationSerif" fo:font-size="12pt" style:text-underline-style="none" officeooo:rsid="001bd192" officeooo:paragraph-rsid="001bd192" style:font-size-asian="12pt"/>
    </style:style>
    <style:style style:name="P6" style:family="paragraph" style:parent-style-name="Standard">
      <style:text-properties style:font-name="DAAAAA+LiberationSerif" fo:font-size="12pt" style:text-underline-style="none" officeooo:rsid="001e0a6a" officeooo:paragraph-rsid="001e0a6a" style:font-size-asian="12pt"/>
    </style:style>
    <style:style style:name="P7" style:family="paragraph" style:parent-style-name="Standard">
      <style:text-properties style:font-name="DAAAAA+LiberationSerif" fo:font-size="12pt" style:text-underline-style="none" fo:font-weight="normal" officeooo:rsid="001bd192" officeooo:paragraph-rsid="001e8077" style:font-size-asian="12pt" style:font-weight-asian="normal" style:font-weight-complex="normal"/>
    </style:style>
    <style:style style:name="P8" style:family="paragraph" style:parent-style-name="Standard">
      <style:text-properties style:font-name="DAAAAA+LiberationSerif" fo:font-size="12pt" style:text-underline-style="none" fo:font-weight="normal" officeooo:rsid="00207aa3" officeooo:paragraph-rsid="00207aa3" style:font-size-asian="12pt" style:font-weight-asian="normal" style:font-weight-complex="normal"/>
    </style:style>
    <style:style style:name="P9" style:family="paragraph" style:parent-style-name="Standard">
      <style:text-properties style:font-name="DAAAAA+LiberationSerif" fo:font-size="12pt" style:text-underline-style="none" fo:font-weight="normal" officeooo:rsid="00207aa3" officeooo:paragraph-rsid="003a1c7f" style:font-size-asian="12pt" style:font-weight-asian="normal" style:font-weight-complex="normal"/>
    </style:style>
    <style:style style:name="P10" style:family="paragraph" style:parent-style-name="Standard">
      <style:text-properties style:font-name="DAAAAA+LiberationSerif" fo:font-size="12pt" style:text-underline-style="none" fo:font-weight="normal" officeooo:rsid="002c11c2" officeooo:paragraph-rsid="002c11c2" style:font-size-asian="12pt" style:font-weight-asian="normal" style:font-weight-complex="normal"/>
    </style:style>
    <style:style style:name="P11" style:family="paragraph" style:parent-style-name="Standard">
      <style:text-properties style:font-name="DAAAAA+LiberationSerif" fo:font-size="12pt" style:text-underline-style="none" fo:font-weight="normal" officeooo:rsid="002c11c2" officeooo:paragraph-rsid="003a1c7f" style:font-size-asian="12pt" style:font-weight-asian="normal" style:font-weight-complex="normal"/>
    </style:style>
    <style:style style:name="P12" style:family="paragraph" style:parent-style-name="Standard">
      <style:text-properties style:font-name="DAAAAA+LiberationSerif" fo:font-size="12pt" style:text-underline-style="none" fo:font-weight="normal" officeooo:rsid="002c11c2" officeooo:paragraph-rsid="00404fa6" style:font-size-asian="12pt" style:font-weight-asian="normal" style:font-weight-complex="normal"/>
    </style:style>
    <style:style style:name="P13" style:family="paragraph" style:parent-style-name="Standard">
      <style:text-properties style:font-name="DAAAAA+LiberationSerif" fo:font-size="12pt" officeooo:paragraph-rsid="001bd192" style:font-size-asian="12pt"/>
    </style:style>
    <style:style style:name="P14" style:family="paragraph" style:parent-style-name="Standard">
      <style:text-properties style:font-name="DAAAAA+LiberationSerif" fo:font-size="12pt" fo:font-weight="normal" officeooo:rsid="00207aa3" officeooo:paragraph-rsid="00207aa3" style:font-size-asian="12pt" style:font-weight-asian="normal" style:font-weight-complex="normal"/>
    </style:style>
    <style:style style:name="P15" style:family="paragraph" style:parent-style-name="Standard">
      <style:text-properties style:font-name="DAAAAA+LiberationSerif" fo:font-size="12pt" fo:font-weight="normal" officeooo:rsid="002a317a" officeooo:paragraph-rsid="002a317a" style:font-size-asian="12pt" style:font-weight-asian="normal" style:font-weight-complex="normal"/>
    </style:style>
    <style:style style:name="P16" style:family="paragraph" style:parent-style-name="Standard">
      <style:text-properties style:font-name="DAAAAA+LiberationSerif" fo:font-size="12pt" style:text-underline-style="solid" style:text-underline-width="auto" style:text-underline-color="font-color" fo:font-weight="bold" officeooo:rsid="0023af5f" officeooo:paragraph-rsid="00207aa3" style:font-size-asian="12pt" style:font-weight-asian="bold" style:font-weight-complex="bold"/>
    </style:style>
    <style:style style:name="P17" style:family="paragraph" style:parent-style-name="Standard">
      <style:text-properties style:font-name="DAAAAA+LiberationSerif" fo:font-size="12pt" style:text-underline-style="solid" style:text-underline-width="auto" style:text-underline-color="font-color" fo:font-weight="bold" officeooo:rsid="002ad582" officeooo:paragraph-rsid="003a1c7f" style:font-size-asian="12pt" style:font-weight-asian="bold" style:font-weight-complex="bold"/>
    </style:style>
    <style:style style:name="P18" style:family="paragraph" style:parent-style-name="Standard">
      <style:text-properties style:font-name="DAAAAA+LiberationSerif1" fo:font-size="12pt" style:text-underline-style="none" fo:font-weight="normal" officeooo:rsid="001bd192" officeooo:paragraph-rsid="001e8077" style:font-size-asian="12pt" style:font-weight-asian="normal" style:font-weight-complex="normal"/>
    </style:style>
    <style:style style:name="P19" style:family="paragraph" style:parent-style-name="Standard">
      <style:text-properties style:font-name="DAAAAA+LiberationSerif1" officeooo:rsid="002a317a" officeooo:paragraph-rsid="002a317a"/>
    </style:style>
    <style:style style:name="P20" style:family="paragraph" style:parent-style-name="Standard">
      <style:text-properties officeooo:paragraph-rsid="003a1c7f"/>
    </style:style>
    <style:style style:name="P21" style:family="paragraph" style:parent-style-name="Text_20_body">
      <style:text-properties style:text-underline-style="none" officeooo:rsid="001bd192" officeooo:paragraph-rsid="001bd192"/>
    </style:style>
    <style:style style:name="P22" style:family="paragraph" style:parent-style-name="Text_20_body">
      <style:text-properties style:text-underline-style="solid" style:text-underline-width="auto" style:text-underline-color="font-color" officeooo:rsid="001bd192" officeooo:paragraph-rsid="001bd192"/>
    </style:style>
    <style:style style:name="P23" style:family="paragraph" style:parent-style-name="Table_20_Contents">
      <style:text-properties style:font-name="DAAAAA+LiberationSerif1"/>
    </style:style>
    <style:style style:name="P24" style:family="paragraph" style:parent-style-name="Table_20_Contents">
      <style:paragraph-properties fo:text-align="center" style:justify-single-word="false"/>
      <style:text-properties style:font-name="DAAAAA+LiberationSerif1" officeooo:rsid="0037790a"/>
    </style:style>
    <style:style style:name="P25" style:family="paragraph" style:parent-style-name="Table_20_Contents">
      <style:paragraph-properties fo:text-align="center" style:justify-single-word="false"/>
      <style:text-properties style:font-name="DAAAAA+LiberationSerif1" officeooo:rsid="0037790a" officeooo:paragraph-rsid="0037790a"/>
    </style:style>
    <style:style style:name="P26" style:family="paragraph" style:parent-style-name="Table_20_Contents">
      <style:text-properties style:font-name="DAAAAA+LiberationSerif1" officeooo:rsid="0038d6bd" officeooo:paragraph-rsid="0038d6bd"/>
    </style:style>
    <style:style style:name="P27" style:family="paragraph" style:parent-style-name="Table_20_Contents">
      <style:paragraph-properties fo:text-align="center" style:justify-single-word="false"/>
      <style:text-properties style:font-name="DAAAAA+LiberationSerif1" officeooo:rsid="0038d6bd"/>
    </style:style>
    <style:style style:name="P28" style:family="paragraph" style:parent-style-name="Table_20_Contents">
      <style:paragraph-properties fo:text-align="center" style:justify-single-word="false"/>
      <style:text-properties style:font-name="DAAAAA+LiberationSerif1" officeooo:rsid="0038d6bd" officeooo:paragraph-rsid="0038d6bd"/>
    </style:style>
    <style:style style:name="P29" style:family="paragraph" style:parent-style-name="Table_20_Contents">
      <style:text-properties style:font-name="DAAAAA+LiberationSerif1" officeooo:rsid="0038d6bd" officeooo:paragraph-rsid="00404fa6"/>
    </style:style>
    <style:style style:name="P30" style:family="paragraph" style:parent-style-name="Table_20_Contents">
      <style:paragraph-properties fo:text-align="center" style:justify-single-word="false"/>
      <style:text-properties style:font-name="DAAAAA+LiberationSerif1"/>
    </style:style>
    <style:style style:name="P31" style:family="paragraph" style:parent-style-name="Table_20_Contents">
      <style:paragraph-properties fo:text-align="center" style:justify-single-word="false"/>
      <style:text-properties style:font-name="DAAAAA+LiberationSerif1" officeooo:rsid="003bb94e" officeooo:paragraph-rsid="003bb94e"/>
    </style:style>
    <style:style style:name="P32" style:family="paragraph" style:parent-style-name="Table_20_Contents">
      <style:paragraph-properties fo:text-align="center" style:justify-single-word="false"/>
      <style:text-properties style:font-name="DAAAAA+LiberationSerif1" officeooo:rsid="003c8dd2" officeooo:paragraph-rsid="003c8dd2"/>
    </style:style>
    <style:style style:name="P33" style:family="paragraph" style:parent-style-name="Table_20_Contents">
      <style:paragraph-properties fo:text-align="center" style:justify-single-word="false"/>
      <style:text-properties style:font-name="DAAAAA+LiberationSerif1" officeooo:rsid="003c8dd2" officeooo:paragraph-rsid="003d405e"/>
    </style:style>
    <style:style style:name="P34" style:family="paragraph" style:parent-style-name="Table_20_Contents">
      <style:paragraph-properties fo:text-align="center" style:justify-single-word="false"/>
      <style:text-properties style:font-name="DAAAAA+LiberationSerif1" officeooo:rsid="003c8dd2" officeooo:paragraph-rsid="00404fa6"/>
    </style:style>
    <style:style style:name="P35" style:family="paragraph" style:parent-style-name="Table_20_Contents">
      <style:paragraph-properties fo:text-align="center" style:justify-single-word="false"/>
      <style:text-properties style:font-name="DAAAAA+LiberationSerif1" officeooo:rsid="003d405e" officeooo:paragraph-rsid="003d405e"/>
    </style:style>
    <style:style style:name="P36" style:family="paragraph" style:parent-style-name="Table_20_Contents">
      <style:paragraph-properties fo:text-align="center" style:justify-single-word="false"/>
      <style:text-properties style:font-name="DAAAAA+LiberationSerif1" officeooo:rsid="003d4bf6" officeooo:paragraph-rsid="003d4bf6"/>
    </style:style>
    <style:style style:name="P37" style:family="paragraph" style:parent-style-name="Table_20_Contents">
      <style:paragraph-properties fo:text-align="center" style:justify-single-word="false"/>
      <style:text-properties style:font-name="DAAAAA+LiberationSerif1" officeooo:rsid="003f2921" officeooo:paragraph-rsid="003f2921"/>
    </style:style>
    <style:style style:name="P38" style:family="paragraph" style:parent-style-name="Standard" style:list-style-name="L1">
      <style:text-properties style:font-name="DAAAAA+LiberationSerif" fo:font-size="12pt" officeooo:rsid="001bd192" officeooo:paragraph-rsid="001bd192" style:font-size-asian="12pt"/>
    </style:style>
    <style:style style:name="P39" style:family="paragraph" style:parent-style-name="Standard" style:list-style-name="L1">
      <style:text-properties style:font-name="DAAAAA+LiberationSerif" fo:font-size="12pt" style:text-underline-style="none" officeooo:rsid="001bd192" officeooo:paragraph-rsid="001bd192" style:font-size-asian="12pt"/>
    </style:style>
    <style:style style:name="P40" style:family="paragraph" style:parent-style-name="Standard" style:list-style-name="L5">
      <style:text-properties style:font-name="DAAAAA+LiberationSerif" fo:font-size="12pt" fo:font-weight="normal" officeooo:rsid="0029a192" officeooo:paragraph-rsid="0029a192" style:font-size-asian="12pt" style:font-weight-asian="normal" style:font-weight-complex="normal"/>
    </style:style>
    <style:style style:name="P41" style:family="paragraph" style:parent-style-name="Standard" style:list-style-name="L1">
      <style:text-properties officeooo:rsid="001bd192" officeooo:paragraph-rsid="001bd192"/>
    </style:style>
    <style:style style:name="P42" style:family="paragraph" style:parent-style-name="Standard" style:list-style-name="L1">
      <style:text-properties officeooo:rsid="001bd192" officeooo:paragraph-rsid="002344e5"/>
    </style:style>
    <style:style style:name="P43" style:family="paragraph" style:parent-style-name="Standard" style:list-style-name="L2">
      <style:text-properties style:font-name="DAAAAA+LiberationSerif1" fo:font-size="12pt" style:text-underline-style="none" fo:font-weight="normal" officeooo:rsid="001e0a6a" officeooo:paragraph-rsid="001e0a6a" style:font-size-asian="12pt" style:font-weight-asian="normal" style:font-weight-complex="normal"/>
    </style:style>
    <style:style style:name="P44" style:family="paragraph" style:parent-style-name="Standard" style:list-style-name="L2">
      <style:text-properties style:font-name="DAAAAA+LiberationSerif1" fo:font-size="12pt" style:text-underline-style="none" fo:font-weight="normal" officeooo:rsid="001e8077" officeooo:paragraph-rsid="001e8077" style:font-size-asian="12pt" style:font-weight-asian="normal" style:font-weight-complex="normal"/>
    </style:style>
    <style:style style:name="P45" style:family="paragraph" style:parent-style-name="Standard" style:list-style-name="L2">
      <style:text-properties style:font-name="DAAAAA+LiberationSerif1" fo:font-weight="normal" officeooo:rsid="001e0a6a" officeooo:paragraph-rsid="001e8077" style:font-weight-asian="normal" style:font-weight-complex="normal"/>
    </style:style>
    <style:style style:name="P46" style:family="paragraph" style:parent-style-name="Standard" style:list-style-name="L2">
      <style:text-properties style:font-name="DAAAAA+LiberationSerif1" fo:font-weight="normal" officeooo:rsid="001e8077" officeooo:paragraph-rsid="001e8077" style:font-weight-asian="normal" style:font-weight-complex="normal"/>
    </style:style>
    <style:style style:name="P47" style:family="paragraph" style:parent-style-name="Standard" style:list-style-name="L4">
      <style:text-properties style:font-name="DAAAAA+LiberationSerif1" style:text-underline-style="none" fo:font-weight="normal" officeooo:rsid="002ad582" officeooo:paragraph-rsid="003a1c7f" style:font-weight-asian="normal" style:font-weight-complex="normal"/>
    </style:style>
    <style:style style:name="P48" style:family="paragraph" style:parent-style-name="Standard" style:list-style-name="L4">
      <style:text-properties style:font-name="DAAAAA+LiberationSerif1" style:text-underline-style="none" fo:font-weight="normal" officeooo:rsid="002bd648" officeooo:paragraph-rsid="003a1c7f" style:font-weight-asian="normal" style:font-weight-complex="normal"/>
    </style:style>
    <style:style style:name="P49" style:family="paragraph" style:parent-style-name="Standard" style:list-style-name="L4">
      <style:text-properties style:font-name="DAAAAA+LiberationSerif1" style:text-underline-style="none" fo:font-weight="normal" officeooo:rsid="002c11c2" officeooo:paragraph-rsid="003a1c7f" style:font-weight-asian="normal" style:font-weight-complex="normal"/>
    </style:style>
    <style:style style:name="P50" style:family="paragraph" style:parent-style-name="Standard" style:list-style-name="L5">
      <style:text-properties style:font-name="DAAAAA+LiberationSerif1" officeooo:rsid="0028a3c6" officeooo:paragraph-rsid="0029a192"/>
    </style:style>
    <style:style style:name="P51" style:family="paragraph" style:parent-style-name="Standard" style:list-style-name="L5">
      <style:text-properties style:font-name="DAAAAA+LiberationSerif1" officeooo:rsid="002a317a" officeooo:paragraph-rsid="002a317a"/>
    </style:style>
    <style:style style:name="P52" style:family="paragraph" style:parent-style-name="Standard" style:list-style-name="L5">
      <style:text-properties style:font-name="DAAAAA+LiberationSerif1" officeooo:rsid="002a317a" officeooo:paragraph-rsid="003630c6"/>
    </style:style>
    <style:style style:name="P53" style:family="paragraph" style:parent-style-name="Standard" style:list-style-name="L3">
      <style:text-properties officeooo:paragraph-rsid="00207aa3"/>
    </style:style>
    <style:style style:name="P54" style:family="paragraph" style:parent-style-name="Standard" style:list-style-name="L3">
      <style:text-properties officeooo:paragraph-rsid="00404fa6"/>
    </style:style>
    <style:style style:name="P55" style:family="paragraph" style:parent-style-name="Standard" style:list-style-name="L5">
      <style:text-properties officeooo:paragraph-rsid="00207aa3"/>
    </style:style>
    <style:style style:name="P56" style:family="paragraph" style:parent-style-name="Standard" style:list-style-name="L5">
      <style:text-properties officeooo:paragraph-rsid="0024f7cc"/>
    </style:style>
    <style:style style:name="P57" style:family="paragraph" style:parent-style-name="Standard" style:list-style-name="L5">
      <style:text-properties officeooo:paragraph-rsid="0028a3c6"/>
    </style:style>
    <style:style style:name="P58" style:family="paragraph" style:parent-style-name="Heading_20_2">
      <style:text-properties style:text-underline-style="solid" style:text-underline-width="auto" style:text-underline-color="font-color" officeooo:rsid="001bd192" officeooo:paragraph-rsid="001bd192"/>
    </style:style>
    <style:style style:name="P59" style:family="paragraph" style:parent-style-name="Heading_20_1">
      <style:paragraph-properties fo:text-align="center" style:justify-single-word="false"/>
      <style:text-properties officeooo:rsid="001bd192" officeooo:paragraph-rsid="001bd192"/>
    </style:style>
    <style:style style:name="T1" style:family="text">
      <style:text-properties style:font-name="DAAAAA+LiberationSerif" fo:font-size="12pt" style:font-size-asian="12pt"/>
    </style:style>
    <style:style style:name="T2" style:family="text">
      <style:text-properties style:font-name="DAAAAA+LiberationSerif" fo:font-size="12pt" officeooo:rsid="00207aa3" style:font-size-asian="12pt"/>
    </style:style>
    <style:style style:name="T3" style:family="text">
      <style:text-properties style:font-name="DAAAAA+LiberationSerif" fo:font-size="12pt" officeooo:rsid="002bd648" style:font-size-asian="12pt"/>
    </style:style>
    <style:style style:name="T4" style:family="text">
      <style:text-properties style:font-name="DAAAAA+LiberationSerif" fo:font-size="12pt" officeooo:rsid="002a317a" style:font-size-asian="12pt"/>
    </style:style>
    <style:style style:name="T5" style:family="text">
      <style:text-properties style:font-name="DAAAAA+LiberationSerif" fo:font-size="12pt" officeooo:rsid="0023483f" style:font-size-asian="12pt"/>
    </style:style>
    <style:style style:name="T6" style:family="text">
      <style:text-properties style:font-name="DAAAAA+LiberationSerif" fo:font-size="12pt" officeooo:rsid="002f7ab2" style:font-size-asian="12pt"/>
    </style:style>
    <style:style style:name="T7" style:family="text">
      <style:text-properties style:font-name="DAAAAA+LiberationSerif" fo:font-size="12pt" officeooo:rsid="00314652" style:font-size-asian="12pt"/>
    </style:style>
    <style:style style:name="T8" style:family="text">
      <style:text-properties style:font-name="DAAAAA+LiberationSerif" fo:font-size="12pt" officeooo:rsid="00319320" style:font-size-asian="12pt"/>
    </style:style>
    <style:style style:name="T9" style:family="text">
      <style:text-properties style:font-name="DAAAAA+LiberationSerif" fo:font-size="12pt" style:text-underline-style="none" style:font-size-asian="12pt"/>
    </style:style>
    <style:style style:name="T10" style:family="text">
      <style:text-properties style:font-name="DAAAAA+LiberationSerif" fo:font-size="12pt" style:text-underline-style="none" officeooo:rsid="001bd192" style:font-size-asian="12pt"/>
    </style:style>
    <style:style style:name="T11" style:family="text">
      <style:text-properties style:font-name="DAAAAA+LiberationSerif" fo:font-size="12pt" style:text-underline-style="none" fo:font-weight="normal" style:font-size-asian="12pt" style:font-weight-asian="normal" style:font-weight-complex="normal"/>
    </style:style>
    <style:style style:name="T12" style:family="text">
      <style:text-properties style:font-name="DAAAAA+LiberationSerif" fo:font-size="12pt" style:text-underline-style="none" fo:font-weight="normal" officeooo:rsid="00207aa3" style:font-size-asian="12pt" style:font-weight-asian="normal" style:font-weight-complex="normal"/>
    </style:style>
    <style:style style:name="T13" style:family="text">
      <style:text-properties style:font-name="DAAAAA+LiberationSerif" fo:font-size="12pt" style:text-underline-style="none" fo:font-weight="normal" officeooo:rsid="002c11c2" style:font-size-asian="12pt" style:font-weight-asian="normal" style:font-weight-complex="normal"/>
    </style:style>
    <style:style style:name="T14" style:family="text">
      <style:text-properties style:font-name="DAAAAA+LiberationSerif" fo:font-size="12pt" fo:font-weight="normal" style:font-size-asian="12pt" style:font-weight-asian="normal" style:font-weight-complex="normal"/>
    </style:style>
    <style:style style:name="T15" style:family="text">
      <style:text-properties style:font-name="DAAAAA+LiberationSerif" fo:font-size="12pt" fo:font-weight="normal" officeooo:rsid="00207aa3" style:font-size-asian="12pt" style:font-weight-asian="normal" style:font-weight-complex="normal"/>
    </style:style>
    <style:style style:name="T16" style:family="text">
      <style:text-properties style:font-name="DAAAAA+LiberationSerif" fo:font-size="12pt" fo:font-weight="normal" officeooo:rsid="0021cf7d" style:font-size-asian="12pt" style:font-weight-asian="normal" style:font-weight-complex="normal"/>
    </style:style>
    <style:style style:name="T17" style:family="text">
      <style:text-properties style:font-name="DAAAAA+LiberationSerif" fo:font-size="12pt" fo:font-weight="normal" officeooo:rsid="0023483f" style:font-size-asian="12pt" style:font-weight-asian="normal" style:font-weight-complex="normal"/>
    </style:style>
    <style:style style:name="T18" style:family="text">
      <style:text-properties style:font-name="DAAAAA+LiberationSerif" fo:font-size="12pt" fo:font-weight="normal" officeooo:rsid="0023af5f" style:font-size-asian="12pt" style:font-weight-asian="normal" style:font-weight-complex="normal"/>
    </style:style>
    <style:style style:name="T19" style:family="text">
      <style:text-properties style:font-name="DAAAAA+LiberationSerif" fo:font-size="12pt" fo:font-weight="normal" officeooo:rsid="0024f7cc" style:font-size-asian="12pt" style:font-weight-asian="normal" style:font-weight-complex="normal"/>
    </style:style>
    <style:style style:name="T20" style:family="text">
      <style:text-properties style:font-name="DAAAAA+LiberationSerif" fo:font-size="12pt" fo:font-weight="normal" officeooo:rsid="00262ce6" style:font-size-asian="12pt" style:font-weight-asian="normal" style:font-weight-complex="normal"/>
    </style:style>
    <style:style style:name="T21" style:family="text">
      <style:text-properties style:font-name="DAAAAA+LiberationSerif" fo:font-size="12pt" fo:font-weight="normal" officeooo:rsid="0027cb4d" style:font-size-asian="12pt" style:font-weight-asian="normal" style:font-weight-complex="normal"/>
    </style:style>
    <style:style style:name="T22" style:family="text">
      <style:text-properties style:font-name="DAAAAA+LiberationSerif" fo:font-size="12pt" fo:font-weight="normal" officeooo:rsid="0028a3c6" style:font-size-asian="12pt" style:font-weight-asian="normal" style:font-weight-complex="normal"/>
    </style:style>
    <style:style style:name="T23" style:family="text">
      <style:text-properties style:font-name="DAAAAA+LiberationSerif" fo:font-size="12pt" fo:font-weight="normal" officeooo:rsid="0029a192" style:font-size-asian="12pt" style:font-weight-asian="normal" style:font-weight-complex="normal"/>
    </style:style>
    <style:style style:name="T24" style:family="text">
      <style:text-properties style:font-name="DAAAAA+LiberationSerif" fo:font-size="12pt" fo:font-weight="normal" officeooo:rsid="002bd648" style:font-size-asian="12pt" style:font-weight-asian="normal" style:font-weight-complex="normal"/>
    </style:style>
    <style:style style:name="T25" style:family="text">
      <style:text-properties style:font-name="DAAAAA+LiberationSerif" fo:font-size="12pt" fo:font-weight="normal" officeooo:rsid="002ff8d7" style:font-size-asian="12pt" style:font-weight-asian="normal" style:font-weight-complex="normal"/>
    </style:style>
    <style:style style:name="T26" style:family="text">
      <style:text-properties style:font-name="DAAAAA+LiberationSerif" fo:font-size="12pt" fo:font-weight="normal" officeooo:rsid="00314652" style:font-size-asian="12pt" style:font-weight-asian="normal" style:font-weight-complex="normal"/>
    </style:style>
    <style:style style:name="T27" style:family="text">
      <style:text-properties style:font-name="DAAAAA+LiberationSerif" fo:font-size="12pt" fo:font-weight="normal" officeooo:rsid="00351e71" style:font-size-asian="12pt" style:font-weight-asian="normal" style:font-weight-complex="normal"/>
    </style:style>
    <style:style style:name="T28" style:family="text">
      <style:text-properties style:font-name="DAAAAA+LiberationSerif" fo:font-size="12pt" fo:font-weight="normal" officeooo:rsid="0035312c" style:font-size-asian="12pt" style:font-weight-asian="normal" style:font-weight-complex="normal"/>
    </style:style>
    <style:style style:name="T29" style:family="text">
      <style:text-properties style:font-name="DAAAAA+LiberationSerif" fo:font-size="12pt" fo:font-weight="normal" officeooo:rsid="003630c6" style:font-size-asian="12pt" style:font-weight-asian="normal" style:font-weight-complex="normal"/>
    </style:style>
    <style:style style:name="T30" style:family="text">
      <style:text-properties style:font-name="DAAAAA+LiberationSerif" fo:font-size="12pt" fo:font-weight="normal" officeooo:rsid="003bb94e" style:font-size-asian="12pt" style:font-weight-asian="normal" style:font-weight-complex="normal"/>
    </style:style>
    <style:style style:name="T31" style:family="text">
      <style:text-properties style:font-name="DAAAAA+LiberationSerif" fo:font-size="12pt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32" style:family="text">
      <style:text-properties style:font-name="DAAAAA+LiberationSerif" fo:font-size="12pt" style:text-underline-style="solid" style:text-underline-width="auto" style:text-underline-color="font-color" fo:font-weight="bold" officeooo:rsid="0023af5f" style:font-size-asian="12pt" style:font-weight-asian="bold" style:font-weight-complex="bold"/>
    </style:style>
    <style:style style:name="T33" style:family="text">
      <style:text-properties style:font-name="DAAAAA+LiberationSerif" fo:font-size="12pt" style:text-underline-style="solid" style:text-underline-width="auto" style:text-underline-color="font-color" fo:font-weight="bold" officeooo:rsid="002ad582" style:font-size-asian="12pt" style:font-weight-asian="bold" style:font-weight-complex="bold"/>
    </style:style>
    <style:style style:name="T34" style:family="text">
      <style:text-properties style:font-name="Ubuntu" fo:font-size="12pt" fo:font-weight="normal" officeooo:rsid="0024f7cc" style:font-size-asian="12pt" style:font-weight-asian="normal" style:font-weight-complex="normal"/>
    </style:style>
    <style:style style:name="T35" style:family="text">
      <style:text-properties fo:font-size="12pt" style:text-underline-style="none" style:font-size-asian="12pt"/>
    </style:style>
    <style:style style:name="T36" style:family="text">
      <style:text-properties fo:font-size="12pt" style:text-underline-style="none" officeooo:rsid="001e8077" style:font-size-asian="12pt"/>
    </style:style>
    <style:style style:name="T37" style:family="text">
      <style:text-properties fo:font-size="12pt" style:text-underline-style="none" officeooo:rsid="001bd192" style:font-size-asian="12pt"/>
    </style:style>
    <style:style style:name="T38" style:family="text">
      <style:text-properties fo:font-size="12pt" style:text-underline-style="solid" style:text-underline-width="auto" style:text-underline-color="font-color" officeooo:rsid="001bd192" style:font-size-asian="12pt"/>
    </style:style>
    <style:style style:name="T39" style:family="text">
      <style:text-properties style:text-line-through-style="solid" style:text-line-through-type="single" style:text-underline-style="none" officeooo:rsid="003bcf53"/>
    </style:style>
    <style:style style:name="T40" style:family="text">
      <style:text-properties style:text-line-through-style="none" style:text-line-through-type="none" style:text-underline-style="none" officeooo:rsid="003bcf53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officeooo:rsid="00419c1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9" text:outline-level="1">Compilers - Homework 1</text:h>
      <text:h text:style-name="P58" text:outline-level="2">Part 1</text:h>
      <text:p text:style-name="P22"/>
      <text:p text:style-name="P21">Convert the following grammar to support priority between the operators, remove left recursion, etc.</text:p>
      <text:p text:style-name="P21"/>
      <text:p text:style-name="P5">exp → num | exp op exp | (exp)</text:p>
      <text:p text:style-name="P1"><text:span text:style-name="T1">op </text:span><text:span text:style-name="T10">→</text:span><text:span text:style-name="T1"> + | - | * | /</text:span></text:p>
      <text:p text:style-name="P1"><text:span text:style-name="T1">num </text:span><text:span text:style-name="T10">→</text:span><text:span text:style-name="T1"> digit | digit num</text:span></text:p>
      <text:p text:style-name="P2"><text:span text:style-name="T1">digit → </text:span><text:span text:style-name="T31">0</text:span><text:span text:style-name="T14"> | </text:span><text:span text:style-name="T31">1</text:span><text:span text:style-name="T14"> | </text:span><text:span text:style-name="T31">2</text:span><text:span text:style-name="T14"> | </text:span><text:span text:style-name="T31">3</text:span><text:span text:style-name="T14"> | </text:span><text:span text:style-name="T31">4</text:span><text:span text:style-name="T14"> | </text:span><text:span text:style-name="T31">5</text:span><text:span text:style-name="T14"> | </text:span><text:span text:style-name="T31">6</text:span><text:span text:style-name="T14"> | </text:span><text:span text:style-name="T31">7</text:span><text:span text:style-name="T14"> | </text:span><text:span text:style-name="T31">8</text:span><text:span text:style-name="T14"> | </text:span><text:span text:style-name="T31">9</text:span></text:p>
      <text:p text:style-name="P5"/>
      <text:p text:style-name="P3"><text:span text:style-name="T10">First, fix priority of the operators and a</text:span><text:span text:style-name="T1">ssociativity:</text:span></text:p>
      <text:p text:style-name="P13"/>
      <text:list xml:id="list2427389229" text:style-name="L1">
        <text:list-item>
          <text:p text:style-name="P38">exp → exp + term</text:p>
        </text:list-item>
        <text:list-item>
          <text:p text:style-name="P38"><text:s text:c="8"/>| exp – term</text:p>
        </text:list-item>
        <text:list-item>
          <text:p text:style-name="P38"><text:s text:c="8"/>| term</text:p>
        </text:list-item>
        <text:list-item>
          <text:p text:style-name="P41"><text:span text:style-name="T1">term </text:span><text:span text:style-name="T9">→ term * par</text:span></text:p>
        </text:list-item>
        <text:list-item>
          <text:p text:style-name="P39"><text:s text:c="8"/>| term / par</text:p>
        </text:list-item>
        <text:list-item>
          <text:p text:style-name="P39"><text:s text:c="8"/>| par</text:p>
        </text:list-item>
        <text:list-item>
          <text:p text:style-name="P39">par → (exp)</text:p>
        </text:list-item>
        <text:list-item>
          <text:p text:style-name="P39"><text:s text:c="8"/>| num</text:p>
        </text:list-item>
        <text:list-item>
          <text:p text:style-name="P39">num → digit num</text:p>
        </text:list-item>
        <text:list-item>
          <text:p text:style-name="P39"><text:s text:c="8"/>| digit</text:p>
        </text:list-item>
        <text:list-item>
          <text:p text:style-name="P42"><text:span text:style-name="T9">digit → </text:span><text:span text:style-name="T31">0</text:span><text:span text:style-name="T11"> | </text:span><text:span text:style-name="T31">1</text:span><text:span text:style-name="T11"> | </text:span><text:span text:style-name="T31">2</text:span><text:span text:style-name="T11"> | </text:span><text:span text:style-name="T31">3</text:span><text:span text:style-name="T11"> | </text:span><text:span text:style-name="T31">4</text:span><text:span text:style-name="T11"> | </text:span><text:span text:style-name="T31">5</text:span><text:span text:style-name="T11"> | </text:span><text:span text:style-name="T31">6</text:span><text:span text:style-name="T11"> | </text:span><text:span text:style-name="T31">7</text:span><text:span text:style-name="T11"> | </text:span><text:span text:style-name="T31">8</text:span><text:span text:style-name="T11"> | </text:span><text:span text:style-name="T31">9</text:span></text:p>
        </text:list-item>
      </text:list>
      <text:p text:style-name="P5"/>
      <text:p text:style-name="P5"/>
      <text:p text:style-name="P6">Second, remove left recursion:<text:line-break/></text:p>
      <text:list xml:id="list2570381505" text:style-name="L2">
        <text:list-item>
          <text:p text:style-name="P43">exp → term restExp</text:p>
        </text:list-item>
        <text:list-item>
          <text:p text:style-name="P43">restExp → ε</text:p>
        </text:list-item>
        <text:list-item>
          <text:p text:style-name="P43"><text:s text:c="14"/>| + term restExp</text:p>
        </text:list-item>
        <text:list-item>
          <text:p text:style-name="P43"><text:s text:c="14"/>| - term restExp</text:p>
        </text:list-item>
        <text:list-item>
          <text:p text:style-name="P43">term → par restTerm</text:p>
        </text:list-item>
        <text:list-item>
          <text:p text:style-name="P45"><text:span text:style-name="T35">restTerm → </text:span><text:span text:style-name="T36">ε</text:span></text:p>
        </text:list-item>
        <text:list-item>
          <text:p text:style-name="P45"><text:span text:style-name="T36"><text:s text:c="14"/></text:span><text:span text:style-name="T35"><text:s text:c="2"/></text:span><text:span text:style-name="T36">| * par restTerm</text:span></text:p>
        </text:list-item>
        <text:list-item>
          <text:p text:style-name="P44"><text:s text:c="16"/>| / par restTerm</text:p>
        </text:list-item>
        <text:list-item>
          <text:p text:style-name="P45"><text:span text:style-name="T36">par </text:span><text:span text:style-name="T35">→ </text:span><text:span text:style-name="T36">(exp)</text:span></text:p>
        </text:list-item>
        <text:list-item>
          <text:p text:style-name="P44"><text:s text:c="8"/>| num</text:p>
        </text:list-item>
        <text:list-item>
          <text:p text:style-name="P45"><text:span text:style-name="T36">num </text:span><text:span text:style-name="T35">→ </text:span><text:span text:style-name="T36">digit restNum</text:span></text:p>
        </text:list-item>
        <text:list-item>
          <text:p text:style-name="P45"><text:span text:style-name="T36">restNum </text:span><text:span text:style-name="T35">→ </text:span><text:span text:style-name="T36">ε</text:span></text:p>
        </text:list-item>
        <text:list-item>
          <text:p text:style-name="P44"><text:s text:c="16"/>| digit <text:span text:style-name="T42">restNum</text:span></text:p>
        </text:list-item>
        <text:list-item>
          <text:p text:style-name="P46"><text:span text:style-name="T35">digit → </text:span><text:span text:style-name="T38">0</text:span><text:span text:style-name="T37"> | </text:span><text:span text:style-name="T38">1</text:span><text:span text:style-name="T37"> | </text:span><text:span text:style-name="T38">2</text:span><text:span text:style-name="T37"> | </text:span><text:span text:style-name="T38">3</text:span><text:span text:style-name="T37"> | </text:span><text:span text:style-name="T38">4</text:span><text:span text:style-name="T37"> | </text:span><text:span text:style-name="T38">5</text:span><text:span text:style-name="T37"> | </text:span><text:span text:style-name="T38">6</text:span><text:span text:style-name="T37"> | </text:span><text:span text:style-name="T38">7</text:span><text:span text:style-name="T37"> | </text:span><text:span text:style-name="T38">8</text:span><text:span text:style-name="T37"> | </text:span><text:span text:style-name="T38">9</text:span></text:p>
        </text:list-item>
      </text:list>
      <text:p text:style-name="P18"><text:soft-page-break/></text:p>
      <text:p text:style-name="P7"/>
      <text:p text:style-name="P8">Part <text:s/>is divide in two tasks:</text:p>
      <text:p text:style-name="P8"/>
      <text:list xml:id="list3629048728" text:style-name="L3">
        <text:list-item>
          <text:p text:style-name="P53"><text:span text:style-name="T12">For practice, you can write the FIRST+ &amp; FOLLOW sets for the LL(1) version of the above </text:span><text:span text:style-name="T1">grammar. In the end you will summarize them in a single lookahead table (include a row for </text:span><text:span text:style-name="T15">every derivation in your final grammar). This part will not be graded.</text:span></text:p>
        </text:list-item>
      </text:list>
      <text:p text:style-name="P14"/>
      <text:p text:style-name="P14"/>
      <text:p text:style-name="P20"><text:span text:style-name="T15"><text:tab/></text:span><text:span text:style-name="T33">FOLLOW SETS:</text:span></text:p>
      <text:p text:style-name="P17"/>
      <text:list xml:id="list3957949720" text:style-name="L4">
        <text:list-item>
          <text:p text:style-name="P47"><text:span text:style-name="T1">FOLLOW(</text:span><text:span text:style-name="T3">exp) = {</text:span><text:span text:style-name="T6">), </text:span><text:span text:style-name="T7">$</text:span><text:span text:style-name="T3">}</text:span></text:p>
        </text:list-item>
        <text:list-item>
          <text:p text:style-name="P48"><text:span text:style-name="T1">FOLLOW(restExp) = <text:s/>FOLLOW(exp) = {</text:span><text:span text:style-name="T6">), </text:span><text:span text:style-name="T7">$</text:span><text:span text:style-name="T1">}</text:span></text:p>
        </text:list-item>
        <text:list-item>
          <text:p text:style-name="P49"><text:span text:style-name="T1">FOLLOW(term) = FIRST(restExp) U <text:s/>FOLLOW(restExp) U FOLLOW(exp) = {+, -} U {</text:span><text:span text:style-name="T7">), </text:span><text:span text:style-name="T1">$} = {+, -, </text:span><text:span text:style-name="T7">), </text:span><text:span text:style-name="T1">$}</text:span></text:p>
        </text:list-item>
        <text:list-item>
          <text:p text:style-name="P49"><text:span text:style-name="T1">FOLLOW(restTerm) = FOLLOW(term) = {+, -, </text:span><text:span text:style-name="T7">), </text:span><text:span text:style-name="T1">$}</text:span></text:p>
        </text:list-item>
        <text:list-item>
          <text:p text:style-name="P49"><text:span text:style-name="T1">FOLLOW(par) = FIRST(restTerm) U FOLLOW(restTerm) U FOLLOW(term) = {*, /} U <text:s/>{+, -, $} = {*, /, +, -, </text:span><text:span text:style-name="T7">), </text:span><text:span text:style-name="T1">$}</text:span></text:p>
        </text:list-item>
        <text:list-item>
          <text:p text:style-name="P49"><text:span text:style-name="T1">FOLLOW(num) = FOLLOW(par) = {*, /, +, -, </text:span><text:span text:style-name="T8">),</text:span><text:span text:style-name="T1"> $}</text:span></text:p>
        </text:list-item>
        <text:list-item>
          <text:p text:style-name="P49"><text:span text:style-name="T1">FOLLOW(restNum) = FOLLOW(num) = {*, /, +, -, </text:span><text:span text:style-name="T8">),</text:span><text:span text:style-name="T1"> $}</text:span></text:p>
        </text:list-item>
        <text:list-item>
          <text:p text:style-name="P49"><text:span text:style-name="T1">FOLLOW(digit) = FIRST(restNum) U FOLLOW(num) U FOLLOW(restNum) = </text:span><text:span text:style-name="T4">{</text:span><text:span text:style-name="T5">0, 1, 2, 3, 4, 5, 6, 7, 8, 9</text:span><text:span text:style-name="T4">} </text:span><text:span text:style-name="T1">U {*, /, +, -, </text:span><text:span text:style-name="T8">),</text:span><text:span text:style-name="T1"> $} = {</text:span><text:span text:style-name="T5">0,1, 2, 3, 4, 5, 6, 7, 8, 9, </text:span><text:span text:style-name="T1">*, /, +, -, </text:span><text:span text:style-name="T8">),</text:span><text:span text:style-name="T1"> $}</text:span></text:p>
        </text:list-item>
      </text:list>
      <text:p text:style-name="P11"/>
      <text:p text:style-name="P9"/>
      <text:p text:style-name="P14"/>
      <text:p text:style-name="P4"><text:span text:style-name="T15"><text:tab/></text:span><text:span text:style-name="T32">FIRST+ </text:span><text:span text:style-name="T33">SETS:</text:span></text:p>
      <text:p text:style-name="P16"/>
      <text:list xml:id="list1061664228" text:style-name="L5">
        <text:list-item>
          <text:p text:style-name="P55"><text:span text:style-name="T16">FIRST+(#1) = </text:span><text:span text:style-name="T18">FIRST(#1) = </text:span><text:span text:style-name="T17">{0, 1, 2, 3, 4, 5, 6, 7, 8, 9, ( </text:span><text:span text:style-name="T18">}</text:span></text:p>
        </text:list-item>
        <text:list-item>
          <text:p text:style-name="P56"><text:span text:style-name="T18">FIRST+(#2) = FIRST(#2) </text:span><text:span text:style-name="T34">U</text:span><text:span text:style-name="T19"> FOLLOW(restExp) = FOLLOW(exp) = </text:span><text:span text:style-name="T20">{</text:span><text:span text:style-name="T25">), </text:span><text:span text:style-name="T26">$</text:span><text:span text:style-name="T20">}</text:span></text:p>
        </text:list-item>
        <text:list-item>
          <text:p text:style-name="P57"><text:span text:style-name="T20">FIRST+(#3) </text:span><text:span text:style-name="T21">= </text:span><text:span text:style-name="T18">FIRST(#</text:span><text:span text:style-name="T22">3</text:span><text:span text:style-name="T18">) </text:span><text:span text:style-name="T22">= {+}</text:span></text:p>
        </text:list-item>
        <text:list-item>
          <text:p text:style-name="P57"><text:span text:style-name="T18">FIRST</text:span><text:span text:style-name="T22">+</text:span><text:span text:style-name="T18">(#</text:span><text:span text:style-name="T22">4</text:span><text:span text:style-name="T18">) </text:span><text:span text:style-name="T22">= </text:span><text:span text:style-name="T18">FIRST(#</text:span><text:span text:style-name="T22">4</text:span><text:span text:style-name="T18">) </text:span><text:span text:style-name="T22">= {-}</text:span></text:p>
        </text:list-item>
        <text:list-item>
          <text:p text:style-name="P57"><text:span text:style-name="T18">FIRST</text:span><text:span text:style-name="T22">+</text:span><text:span text:style-name="T18">(#</text:span><text:span text:style-name="T22">5</text:span><text:span text:style-name="T18">) </text:span><text:span text:style-name="T22">= </text:span><text:span text:style-name="T18">FIRST(#</text:span><text:span text:style-name="T22">5</text:span><text:span text:style-name="T18">) </text:span><text:span text:style-name="T22">= </text:span><text:span text:style-name="T17">{0, 1, 2, 3, 4, 5, 6, 7, 8, 9, ( </text:span><text:span text:style-name="T18">}</text:span></text:p>
        </text:list-item>
        <text:list-item>
          <text:p text:style-name="P50">FIRST+(#6) = FIRST(#6) = <text:span text:style-name="T18">FIRST(#</text:span><text:span text:style-name="T14">6</text:span><text:span text:style-name="T18">) </text:span><text:span text:style-name="T34">U</text:span><text:span text:style-name="T19"> FOLLOW(</text:span><text:span text:style-name="T14">restTerm</text:span><text:span text:style-name="T19">) = FOLLOW(</text:span><text:span text:style-name="T14">term</text:span><text:span text:style-name="T19">) = </text:span><text:span text:style-name="T24">FIRST(restExp) U </text:span><text:span text:style-name="T19">FOLLOW(restExp) </text:span><text:span text:style-name="T28">U FOLLOW(exp) </text:span><text:span text:style-name="T24">= {+, -}</text:span><text:span text:style-name="T19"> </text:span><text:span text:style-name="T23">U </text:span><text:span text:style-name="T19">FOLLOW(</text:span><text:span text:style-name="T23">e</text:span><text:span text:style-name="T19">xp) </text:span><text:span text:style-name="T23">= </text:span><text:span text:style-name="T24">{+, -} U </text:span><text:span text:style-name="T28">{), $}</text:span><text:span text:style-name="T23"> = {</text:span><text:span text:style-name="T24">+, -, </text:span><text:span text:style-name="T25">), </text:span><text:span text:style-name="T27">$</text:span><text:span text:style-name="T23">}</text:span></text:p>
        </text:list-item>
        <text:list-item>
          <text:p text:style-name="P40">FIRST+(#7) = FIRST(#7) = {*}</text:p>
        </text:list-item>
        <text:list-item>
          <text:p text:style-name="P40">FIRST+(#8) = FIRST(#8) = {/}</text:p>
        </text:list-item>
        <text:list-item>
          <text:p text:style-name="P40">FIRST+(#9) = FIRST(#9) = <text:s/>{(}</text:p>
        </text:list-item>
        <text:list-item>
          <text:p text:style-name="P51"><text:span text:style-name="T14">FIRST+(#10) = FIRST(#10) = {</text:span><text:span text:style-name="T17">0, 1, 2, 3, 4, 5, 6, 7, 8, 9</text:span><text:span text:style-name="T14">}</text:span></text:p>
        </text:list-item>
        <text:list-item>
          <text:p text:style-name="P51"><text:span text:style-name="T14">FIRST+(#11) = FIRST(#11) = {</text:span><text:span text:style-name="T17">0, 1, 2, 3, 4, 5, 6, 7, 8, 9</text:span><text:span text:style-name="T14">}</text:span></text:p>
        </text:list-item>
        <text:list-item>
          <text:p text:style-name="P52"><text:span text:style-name="T14">FIRST+(#12) = FIRST(#12) U FOLLOW(restNum) = FOLLOW(num) = FOLLOW(par) = </text:span><text:span text:style-name="T13">FIRST(restTerm) U FOLLOW(restTerm) U FOLLOW(term)</text:span><text:span text:style-name="T14"> = </text:span><text:span text:style-name="T29">{*, /} U FOLLOW(term)</text:span><text:span text:style-name="T19"> = </text:span><text:span text:style-name="T29">{*, /} </text:span><text:span text:style-name="T23">U </text:span><text:span text:style-name="T29">{+, -, ), $}</text:span><text:span text:style-name="T23">= {</text:span><text:span text:style-name="T29">*, /, +, -,</text:span><text:span text:style-name="T23"> </text:span><text:span text:style-name="T26">) ,</text:span><text:span text:style-name="T23">$}</text:span></text:p>
        </text:list-item>
        <text:list-item>
          <text:p text:style-name="P51"><text:span text:style-name="T23">F</text:span><text:span text:style-name="T14">IRST+(#13) = FIRST(#13) = {</text:span><text:span text:style-name="T17">0, 1, 2, 3, 4, 5, 6, 7, 8, 9</text:span><text:span text:style-name="T14">}</text:span></text:p>
        </text:list-item>
        <text:list-item>
          <text:p text:style-name="P51"><text:span text:style-name="T14">FIRST+(#14) = FIRST(#14) = {</text:span><text:span text:style-name="T17">0, 1, 2, 3, 4, 5, 6, 7, 8, 9</text:span><text:span text:style-name="T14">}</text:span></text:p>
        </text:list-item>
      </text:list>
      <text:p text:style-name="P15"/>
      <text:p text:style-name="P19"><text:soft-page-break/><text:span text:style-name="T14"><text:tab/></text:span><text:span text:style-name="T30">Σ = {0, 1, 2, 3, 4, 5, 6, 7, 8, 9, (, ), +, -, *, /, $}</text:span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5">{0,...9}</text:p>
          </table:table-cell>
          <table:table-cell table:style-name="Table1.A1" office:value-type="string">
            <text:p text:style-name="P24">(</text:p>
          </table:table-cell>
          <table:table-cell table:style-name="Table1.A1" office:value-type="string">
            <text:p text:style-name="P24">)</text:p>
          </table:table-cell>
          <table:table-cell table:style-name="Table1.A1" office:value-type="string">
            <text:p text:style-name="P24">+ </text:p>
          </table:table-cell>
          <table:table-cell table:style-name="Table1.A1" office:value-type="string">
            <text:p text:style-name="P30">-</text:p>
          </table:table-cell>
          <table:table-cell table:style-name="Table1.A1" office:value-type="string">
            <text:p text:style-name="P30">*</text:p>
          </table:table-cell>
          <table:table-cell table:style-name="Table1.A1" office:value-type="string">
            <text:p text:style-name="P30">/</text:p>
          </table:table-cell>
          <table:table-cell table:style-name="Table1.A1" office:value-type="string">
            <text:p text:style-name="P27">$(EOF)</text:p>
          </table:table-cell>
          <table:table-cell table:style-name="Table1.J1" office:value-type="string">
            <text:p text:style-name="P31">S <text:span text:style-name="T39">ε</text:span><text:span text:style-name="T40"> Σ</text:span></text:p>
          </table:table-cell>
        </table:table-row>
        <table:table-row table:style-name="Table1.2">
          <table:table-cell table:style-name="Table1.A2" office:value-type="string">
            <text:p text:style-name="P26">exp</text:p>
          </table:table-cell>
          <table:table-cell table:style-name="Table1.A2" office:value-type="string">
            <text:p text:style-name="P28">#1</text:p>
          </table:table-cell>
          <table:table-cell table:style-name="Table1.A2" office:value-type="string">
            <text:p text:style-name="P32">#1</text:p>
          </table:table-cell>
          <table:table-cell table:style-name="Table1.A2" office:value-type="string">
            <text:p text:style-name="P32">error</text:p>
          </table:table-cell>
          <table:table-cell table:style-name="Table1.A2" office:value-type="string">
            <text:p text:style-name="P32">error</text:p>
          </table:table-cell>
          <table:table-cell table:style-name="Table1.A2" office:value-type="string">
            <text:p text:style-name="P32">error</text:p>
          </table:table-cell>
          <table:table-cell table:style-name="Table1.A2" office:value-type="string">
            <text:p text:style-name="P32">error</text:p>
          </table:table-cell>
          <table:table-cell table:style-name="Table1.A2" office:value-type="string">
            <text:p text:style-name="P32">error</text:p>
          </table:table-cell>
          <table:table-cell table:style-name="Table1.A2" office:value-type="string">
            <text:p text:style-name="P32">error</text:p>
          </table:table-cell>
          <table:table-cell table:style-name="Table1.J2" office:value-type="string">
            <text:p text:style-name="P32">error</text:p>
          </table:table-cell>
        </table:table-row>
        <table:table-row>
          <table:table-cell table:style-name="Table1.A2" office:value-type="string">
            <text:p text:style-name="P26">term</text:p>
          </table:table-cell>
          <table:table-cell table:style-name="Table1.A2" office:value-type="string">
            <text:p text:style-name="P37">#5</text:p>
          </table:table-cell>
          <table:table-cell table:style-name="Table1.A2" office:value-type="string">
            <text:p text:style-name="P37">#5</text:p>
          </table:table-cell>
          <table:table-cell table:style-name="Table1.A2" office:value-type="string">
            <text:p text:style-name="P33"><text:span text:style-name="Emphasis"><text:span text:style-name="T41">error</text:span></text:span></text:p>
          </table:table-cell>
          <table:table-cell table:style-name="Table1.A2" office:value-type="string">
            <text:p text:style-name="P33"><text:span text:style-name="Emphasis"><text:span text:style-name="T41">error</text:span></text:span></text:p>
          </table:table-cell>
          <table:table-cell table:style-name="Table1.A2" office:value-type="string">
            <text:p text:style-name="P33"><text:span text:style-name="Emphasis"><text:span text:style-name="T41">error</text:span></text:span></text:p>
          </table:table-cell>
          <table:table-cell table:style-name="Table1.A2" office:value-type="string">
            <text:p text:style-name="P33"><text:span text:style-name="Emphasis"><text:span text:style-name="T41">error</text:span></text:span></text:p>
          </table:table-cell>
          <table:table-cell table:style-name="Table1.A2" office:value-type="string">
            <text:p text:style-name="P33"><text:span text:style-name="Emphasis"><text:span text:style-name="T41">error</text:span></text:span></text:p>
          </table:table-cell>
          <table:table-cell table:style-name="Table1.A2" office:value-type="string">
            <text:p text:style-name="P33"><text:span text:style-name="Emphasis"><text:span text:style-name="T41">error</text:span></text:span></text:p>
          </table:table-cell>
          <table:table-cell table:style-name="Table1.J2" office:value-type="string">
            <text:p text:style-name="P33"><text:span text:style-name="Emphasis"><text:span text:style-name="T41">error</text:span></text:span></text:p>
          </table:table-cell>
        </table:table-row>
        <table:table-row>
          <table:table-cell table:style-name="Table1.A2" office:value-type="string">
            <text:p text:style-name="P29">restExp</text:p>
          </table:table-cell>
          <table:table-cell table:style-name="Table1.A2" office:value-type="string">
            <text:p text:style-name="P34"><text:span text:style-name="Emphasis"><text:span text:style-name="T41">error</text:span></text:span></text:p>
          </table:table-cell>
          <table:table-cell table:style-name="Table1.A2" office:value-type="string">
            <text:p text:style-name="P34"><text:span text:style-name="Emphasis"><text:span text:style-name="T41">error</text:span></text:span></text:p>
          </table:table-cell>
          <table:table-cell table:style-name="Table1.A2" office:value-type="string">
            <text:p text:style-name="P34">#2</text:p>
          </table:table-cell>
          <table:table-cell table:style-name="Table1.A2" office:value-type="string">
            <text:p text:style-name="P34">#3</text:p>
          </table:table-cell>
          <table:table-cell table:style-name="Table1.A2" office:value-type="string">
            <text:p text:style-name="P34">#4</text:p>
          </table:table-cell>
          <table:table-cell table:style-name="Table1.A2" office:value-type="string">
            <text:p text:style-name="P34"><text:span text:style-name="Emphasis"><text:span text:style-name="T41">error</text:span></text:span></text:p>
          </table:table-cell>
          <table:table-cell table:style-name="Table1.A2" office:value-type="string">
            <text:p text:style-name="P34"><text:span text:style-name="Emphasis"><text:span text:style-name="T41">error</text:span></text:span></text:p>
          </table:table-cell>
          <table:table-cell table:style-name="Table1.A2" office:value-type="string">
            <text:p text:style-name="P34">#2</text:p>
          </table:table-cell>
          <table:table-cell table:style-name="Table1.J2" office:value-type="string">
            <text:p text:style-name="P34"><text:span text:style-name="Emphasis"><text:span text:style-name="T41">error</text:span></text:span></text:p>
          </table:table-cell>
        </table:table-row>
        <table:table-row>
          <table:table-cell table:style-name="Table1.A2" office:value-type="string">
            <text:p text:style-name="P26">restTerm</text:p>
          </table:table-cell>
          <table:table-cell table:style-name="Table1.A2" office:value-type="string">
            <text:p text:style-name="P36">error</text:p>
          </table:table-cell>
          <table:table-cell table:style-name="Table1.A2" office:value-type="string">
            <text:p text:style-name="P36">error</text:p>
          </table:table-cell>
          <table:table-cell table:style-name="Table1.A2" office:value-type="string">
            <text:p text:style-name="P36">#6</text:p>
          </table:table-cell>
          <table:table-cell table:style-name="Table1.A2" office:value-type="string">
            <text:p text:style-name="P36">#6</text:p>
          </table:table-cell>
          <table:table-cell table:style-name="Table1.A2" office:value-type="string">
            <text:p text:style-name="P36">#6</text:p>
          </table:table-cell>
          <table:table-cell table:style-name="Table1.A2" office:value-type="string">
            <text:p text:style-name="P36">#7</text:p>
          </table:table-cell>
          <table:table-cell table:style-name="Table1.A2" office:value-type="string">
            <text:p text:style-name="P36">#8</text:p>
          </table:table-cell>
          <table:table-cell table:style-name="Table1.A2" office:value-type="string">
            <text:p text:style-name="P36">#6</text:p>
          </table:table-cell>
          <table:table-cell table:style-name="Table1.J2" office:value-type="string">
            <text:p text:style-name="P33"><text:span text:style-name="Emphasis"><text:span text:style-name="T41">error</text:span></text:span></text:p>
          </table:table-cell>
        </table:table-row>
        <table:table-row>
          <table:table-cell table:style-name="Table1.A2" office:value-type="string">
            <text:p text:style-name="P26">par</text:p>
          </table:table-cell>
          <table:table-cell table:style-name="Table1.A2" office:value-type="string">
            <text:p text:style-name="P36">#10</text:p>
          </table:table-cell>
          <table:table-cell table:style-name="Table1.A2" office:value-type="string">
            <text:p text:style-name="P36">#9</text:p>
          </table:table-cell>
          <table:table-cell table:style-name="Table1.A2" office:value-type="string">
            <text:p text:style-name="P33"><text:span text:style-name="Emphasis"><text:span text:style-name="T41">error</text:span></text:span></text:p>
          </table:table-cell>
          <table:table-cell table:style-name="Table1.A2" office:value-type="string">
            <text:p text:style-name="P33"><text:span text:style-name="Emphasis"><text:span text:style-name="T41">error</text:span></text:span></text:p>
          </table:table-cell>
          <table:table-cell table:style-name="Table1.A2" office:value-type="string">
            <text:p text:style-name="P33"><text:span text:style-name="Emphasis"><text:span text:style-name="T41">error</text:span></text:span></text:p>
          </table:table-cell>
          <table:table-cell table:style-name="Table1.A2" office:value-type="string">
            <text:p text:style-name="P33"><text:span text:style-name="Emphasis"><text:span text:style-name="T41">error</text:span></text:span></text:p>
          </table:table-cell>
          <table:table-cell table:style-name="Table1.A2" office:value-type="string">
            <text:p text:style-name="P33"><text:span text:style-name="Emphasis"><text:span text:style-name="T41">error</text:span></text:span></text:p>
          </table:table-cell>
          <table:table-cell table:style-name="Table1.A2" office:value-type="string">
            <text:p text:style-name="P33"><text:span text:style-name="Emphasis"><text:span text:style-name="T41">error</text:span></text:span></text:p>
          </table:table-cell>
          <table:table-cell table:style-name="Table1.J2" office:value-type="string">
            <text:p text:style-name="P33"><text:span text:style-name="Emphasis"><text:span text:style-name="T41">error</text:span></text:span></text:p>
          </table:table-cell>
        </table:table-row>
        <table:table-row>
          <table:table-cell table:style-name="Table1.A2" office:value-type="string">
            <text:p text:style-name="P26">num</text:p>
          </table:table-cell>
          <table:table-cell table:style-name="Table1.A2" office:value-type="string">
            <text:p text:style-name="P36">#11</text:p>
          </table:table-cell>
          <table:table-cell table:style-name="Table1.A2" office:value-type="string">
            <text:p text:style-name="P33"><text:span text:style-name="Emphasis"><text:span text:style-name="T41">error</text:span></text:span></text:p>
          </table:table-cell>
          <table:table-cell table:style-name="Table1.A2" office:value-type="string">
            <text:p text:style-name="P33"><text:span text:style-name="Emphasis"><text:span text:style-name="T41">error</text:span></text:span></text:p>
          </table:table-cell>
          <table:table-cell table:style-name="Table1.A2" office:value-type="string">
            <text:p text:style-name="P33"><text:span text:style-name="Emphasis"><text:span text:style-name="T41">error</text:span></text:span></text:p>
          </table:table-cell>
          <table:table-cell table:style-name="Table1.A2" office:value-type="string">
            <text:p text:style-name="P33"><text:span text:style-name="Emphasis"><text:span text:style-name="T41">error</text:span></text:span></text:p>
          </table:table-cell>
          <table:table-cell table:style-name="Table1.A2" office:value-type="string">
            <text:p text:style-name="P33"><text:span text:style-name="Emphasis"><text:span text:style-name="T41">error</text:span></text:span></text:p>
          </table:table-cell>
          <table:table-cell table:style-name="Table1.A2" office:value-type="string">
            <text:p text:style-name="P33"><text:span text:style-name="Emphasis"><text:span text:style-name="T41">error</text:span></text:span></text:p>
          </table:table-cell>
          <table:table-cell table:style-name="Table1.A2" office:value-type="string">
            <text:p text:style-name="P33"><text:span text:style-name="Emphasis"><text:span text:style-name="T41">error</text:span></text:span></text:p>
          </table:table-cell>
          <table:table-cell table:style-name="Table1.J2" office:value-type="string">
            <text:p text:style-name="P33"><text:span text:style-name="Emphasis"><text:span text:style-name="T41">error</text:span></text:span></text:p>
          </table:table-cell>
        </table:table-row>
        <table:table-row>
          <table:table-cell table:style-name="Table1.A2" office:value-type="string">
            <text:p text:style-name="P26">restNum</text:p>
          </table:table-cell>
          <table:table-cell table:style-name="Table1.A2" office:value-type="string">
            <text:p text:style-name="P35">#13</text:p>
          </table:table-cell>
          <table:table-cell table:style-name="Table1.A2" office:value-type="string">
            <text:p text:style-name="P35">error</text:p>
          </table:table-cell>
          <table:table-cell table:style-name="Table1.A2" office:value-type="string">
            <text:p text:style-name="P35">#12</text:p>
          </table:table-cell>
          <table:table-cell table:style-name="Table1.A2" office:value-type="string">
            <text:p text:style-name="P35">#12</text:p>
          </table:table-cell>
          <table:table-cell table:style-name="Table1.A2" office:value-type="string">
            <text:p text:style-name="P35">#12</text:p>
          </table:table-cell>
          <table:table-cell table:style-name="Table1.A2" office:value-type="string">
            <text:p text:style-name="P35">#12</text:p>
          </table:table-cell>
          <table:table-cell table:style-name="Table1.A2" office:value-type="string">
            <text:p text:style-name="P35">#12</text:p>
          </table:table-cell>
          <table:table-cell table:style-name="Table1.A2" office:value-type="string">
            <text:p text:style-name="P35">#12</text:p>
          </table:table-cell>
          <table:table-cell table:style-name="Table1.J2" office:value-type="string">
            <text:p text:style-name="P33"><text:span text:style-name="Emphasis"><text:span text:style-name="T41">error</text:span></text:span></text:p>
          </table:table-cell>
        </table:table-row>
        <table:table-row>
          <table:table-cell table:style-name="Table1.A2" office:value-type="string">
            <text:p text:style-name="P26">digit</text:p>
          </table:table-cell>
          <table:table-cell table:style-name="Table1.A2" office:value-type="string">
            <text:p text:style-name="P35">#14</text:p>
          </table:table-cell>
          <table:table-cell table:style-name="Table1.A2" office:value-type="string">
            <text:p text:style-name="P33"><text:span text:style-name="Emphasis"><text:span text:style-name="T41">error</text:span></text:span></text:p>
          </table:table-cell>
          <table:table-cell table:style-name="Table1.A2" office:value-type="string">
            <text:p text:style-name="P33"><text:span text:style-name="Emphasis"><text:span text:style-name="T41">error</text:span></text:span></text:p>
          </table:table-cell>
          <table:table-cell table:style-name="Table1.A2" office:value-type="string">
            <text:p text:style-name="P33"><text:span text:style-name="Emphasis"><text:span text:style-name="T41">error</text:span></text:span></text:p>
          </table:table-cell>
          <table:table-cell table:style-name="Table1.A2" office:value-type="string">
            <text:p text:style-name="P33"><text:span text:style-name="Emphasis"><text:span text:style-name="T41">error</text:span></text:span></text:p>
          </table:table-cell>
          <table:table-cell table:style-name="Table1.A2" office:value-type="string">
            <text:p text:style-name="P33"><text:span text:style-name="Emphasis"><text:span text:style-name="T41">error</text:span></text:span></text:p>
          </table:table-cell>
          <table:table-cell table:style-name="Table1.A2" office:value-type="string">
            <text:p text:style-name="P33"><text:span text:style-name="Emphasis"><text:span text:style-name="T41">error</text:span></text:span></text:p>
          </table:table-cell>
          <table:table-cell table:style-name="Table1.A2" office:value-type="string">
            <text:p text:style-name="P33"><text:span text:style-name="Emphasis"><text:span text:style-name="T41">error</text:span></text:span></text:p>
          </table:table-cell>
          <table:table-cell table:style-name="Table1.J2" office:value-type="string">
            <text:p text:style-name="P33"><text:span text:style-name="Emphasis"><text:span text:style-name="T41">error</text:span></text:span></text:p>
          </table:table-cell>
        </table:table-row>
      </table:table>
      <text:p text:style-name="P10"/>
      <text:p text:style-name="P12"/>
      <text:list xml:id="list160952350465872" text:continue-list="list3629048728" text:style-name="L3">
        <text:list-item>
          <text:p text:style-name="P54"><text:span text:style-name="T15">You have to write a recursive descent parser in Java that reads expressions and computes the </text:span><text:span text:style-name="T1">values or prints "parse error" if there is a syntax error. You don't need to identify blank space. You can read the symbols one-by-</text:span><text:span text:style-name="T2">o</text:span><text:span text:style-name="T1">ne (as in the C getchar() function). The expression must end with a newline or EOF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DAAAAA+LiberationSerif1" svg:font-family="DAAAAA+LiberationSerif" style:font-family-generic="roman"/>
    <style:font-face style:name="DAAAAA+LiberationSerif" svg:font-family="DAAAAA+Liberation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3pt" fo:font-weight="bold" style:font-size-asian="11.3500003814697pt" style:font-weight-asian="bold" style:font-size-complex="13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8:45:09.674108958</meta:creation-date>
    <dc:date>2020-03-20T16:09:50.841734497</dc:date>
    <meta:editing-duration>PT3H27M44S</meta:editing-duration>
    <meta:editing-cycles>20</meta:editing-cycles>
    <meta:generator>LibreOffice/6.0.7.3$Linux_X86_64 LibreOffice_project/00m0$Build-3</meta:generator>
    <meta:document-statistic meta:table-count="1" meta:image-count="0" meta:object-count="0" meta:page-count="3" meta:paragraph-count="151" meta:word-count="772" meta:character-count="3436" meta:non-whitespace-character-count="2721"/>
  </office:meta>
</office:document-meta>
</file>